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FMono-Regular" svg:font-family="SFMono-Regular, Menlo, Monaco, Consolas, 'Liberation Mono', 'Courier New', monospace"/>
    <style:font-face style:name="Segoe UI" svg:font-family="'Segoe UI', Verdana, sans-serif"/>
    <style:font-face style:name="Verdana" svg:font-family="Verdana, sans-serif, Geneva"/>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Heading_20_2">
      <style:paragraph-properties fo:break-before="page"/>
    </style:style>
    <style:style style:name="P3" style:family="paragraph" style:parent-style-name="Text_20_body">
      <style:text-properties fo:color="#000000"/>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Lien du github<text:tab/>2</text:p>
          <text:p text:style-name="P4">Qu'est-ce que Entity Framework?<text:tab/>2</text:p>
          <text:p text:style-name="P4">La démarche<text:tab/>2</text:p>
        </text:index-body>
      </text:table-of-content>
      <text:h text:style-name="Heading_20_2" text:outline-level="2"/>
      <text:h text:style-name="P2" text:outline-level="2">Lien du github</text:h>
      <text:p text:style-name="Text_20_body">https://github.com/Simeon-Phsta/decouverte_linq</text:p>
      <text:h text:style-name="Heading_20_2" text:outline-level="2">Qu'est-ce que Entity Framework?</text:h>
      <text:p text:style-name="P1"/>
      <text:p text:style-name="P1">Entity Framework est un framework ORM open source pour les applications .NET pris en charge par Microsoft. Il permet aux développeurs de travailler avec des données à l'aide d'objets de classes spécifiques au domaine sans se concentrer sur les tables et colonnes de base de données sous-jacentes dans lesquelles ces données sont stockées. Avec Entity Framework, les développeurs peuvent travailler à un niveau d'abstraction plus élevé lorsqu'ils traitent des données, et peuvent créer et maintenir des applications orientées données avec moins de code par rapport aux applications traditionnelles.</text:p>
      <text:p text:style-name="P1">Définition officielle: «Entity Framework est un mappeur objet-relationnel (O / RM) qui permet aux développeurs .NET de travailler avec une base de données à l'aide d'objets .NET. Il élimine le besoin de la plupart du code d'accès aux données que les développeurs doivent généralement écrire. </text:p>
      <text:p text:style-name="P1"/>
      <text:h text:style-name="Heading_20_2" text:outline-level="2">La démarche</text:h>
      <text:p text:style-name="Text_20_body"/>
      <text:p text:style-name="Text_20_body">Vous trouverez deux dossiers. L'un contenant le projet du binding simple qui permet d'afficher et de modifier les véhicules et le projet des diverses manipulations réalisées sur la console. </text:p>
      <text:p text:style-name="Text_20_body">Pour le projet console, il faudra dé commenter en fonction de ce que vous voulez voir. Pour la partie biding simple, il suffit de lancer l'application telle quelle, une fois récupérée.</text:p>
      <text:p text:style-name="Text_20_body"/>
      <text:p text:style-name="Text_20_body">De l'autre, le biding triple qui n'est pas fini. Je n'ai pas réussi à faire la bonne requête pour que lorsque l'on sélectionne une leçon cela nous affiche le bon véhicule.</text:p>
      <text:p text:style-name="Text_20_body">De la même manière, vous pouvez exécuter l'application telle que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FMono-Regular" svg:font-family="SFMono-Regular, Menlo, Monaco, Consolas, 'Liberation Mono', 'Courier New', monospace"/>
    <style:font-face style:name="Segoe UI" svg:font-family="'Segoe UI', Verdana, sans-serif"/>
    <style:font-face style:name="Verdana" svg:font-family="Verdana, sans-serif, Geneva"/>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text:tab/>TP et module Entity Framework<text:tab/>Siméon</text:p>
      </style:header>
      <style:footer>
        <text:p text:style-name="Footer"><text:tab/><text:tab/>Page <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14T08:43:00.91</meta:creation-date>
    <dc:date>2021-01-04T07:30:17.23</dc:date>
    <meta:editing-duration>PT18M17S</meta:editing-duration>
    <meta:editing-cycles>8</meta:editing-cycles>
    <meta:generator>OpenOffice/4.1.7$Win32 OpenOffice.org_project/417m1$Build-9800</meta:generator>
    <meta:document-statistic meta:table-count="0" meta:image-count="0" meta:object-count="0" meta:page-count="2" meta:paragraph-count="16" meta:word-count="267" meta:character-count="1732"/>
  </office:meta>
</office:document-meta>
</file>